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G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rut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amma=0.2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Depth=20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66.7" calcext:value-type="float">
            <text:p>66.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95.7" calcext:value-type="float">
            <text:p>95.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773.4" calcext:value-type="float">
            <text:p>773.4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88.1" calcext:value-type="float">
            <text:p>488.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926.5" calcext:value-type="float">
            <text:p>926.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455.9" calcext:value-type="float">
            <text:p>1455.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954.1" calcext:value-type="float">
            <text:p>954.1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791.2" calcext:value-type="float">
            <text:p>2791.2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440" calcext:value-type="float">
            <text:p>440</text:p>
          </table:table-cell>
          <table:table-cell table:number-columns-repeated="4"/>
          <table:table-cell office:value-type="float" office:value="47.1" calcext:value-type="float">
            <text:p>47.1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95.1" calcext:value-type="float">
            <text:p>195.1</text:p>
          </table:table-cell>
          <table:table-cell office:value-type="float" office:value="480" calcext:value-type="float">
            <text:p>480</text:p>
          </table:table-cell>
          <table:table-cell table:number-columns-repeated="4"/>
          <table:table-cell office:value-type="float" office:value="107.4" calcext:value-type="float">
            <text:p>107.4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G0.1 d20 e1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2169.5" calcext:value-type="float">
            <text:p>2169.5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79.7" calcext:value-type="float">
            <text:p>279.7</text:p>
          </table:table-cell>
          <table:table-cell office:value-type="float" office:value="520" calcext:value-type="float">
            <text:p>520</text:p>
          </table:table-cell>
          <table:table-cell table:number-columns-repeated="4"/>
          <table:table-cell office:value-type="float" office:value="2958" calcext:value-type="float">
            <text:p>2958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404.5" calcext:value-type="float">
            <text:p>404.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amma=0.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733.2" calcext:value-type="float">
            <text:p>733.2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xplore=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031.5" calcext:value-type="float">
            <text:p>5031.5</text:p>
          </table:table-cell>
        </table:table-row>
        <table:table-row table:style-name="ro1">
          <table:table-cell office:value-type="float" office:value="862.4" calcext:value-type="float">
            <text:p>862.4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953.5" calcext:value-type="float">
            <text:p>953.5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6.8" calcext:value-type="float">
            <text:p>46.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965.2" calcext:value-type="float">
            <text:p>965.2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225.1" calcext:value-type="float">
            <text:p>225.1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649.9" calcext:value-type="float">
            <text:p>649.9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209.8" calcext:value-type="float">
            <text:p>209.8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0" calcext:value-type="float">
            <text:p>760</text:p>
          </table:table-cell>
          <table:table-cell table:number-columns-repeated="4"/>
          <table:table-cell office:value-type="float" office:value="317.2" calcext:value-type="float">
            <text:p>317.2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1034.1" calcext:value-type="float">
            <text:p>1034.1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float" office:value="2096.2" calcext:value-type="float">
            <text:p>2096.2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xplore=1</text:p>
          </table:table-cell>
          <table:table-cell/>
          <table:table-cell office:value-type="float" office:value="4839" calcext:value-type="float">
            <text:p>4839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681.3" calcext:value-type="float">
            <text:p>5681.3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1402.2" calcext:value-type="float">
            <text:p>1402.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4.2" calcext:value-type="float">
            <text:p>214.2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office:value-type="float" office:value="1554.8" calcext:value-type="float">
            <text:p>1554.8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694.8" calcext:value-type="float">
            <text:p>694.8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float" office:value="1712.4" calcext:value-type="float">
            <text:p>1712.4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6520.1" calcext:value-type="float">
            <text:p>6520.1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office:value-type="float" office:value="1956.9" calcext:value-type="float">
            <text:p>1956.9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1994.9" calcext:value-type="float">
            <text:p>1994.9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3596.4" calcext:value-type="float">
            <text:p>3596.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3843.8" calcext:value-type="float">
            <text:p>3843.8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3859.5" calcext:value-type="float">
            <text:p>3859.5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3998.7" calcext:value-type="float">
            <text:p>3998.7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4305.4" calcext:value-type="float">
            <text:p>4305.4</text:p>
          </table:table-cell>
          <table:table-cell office:value-type="float" office:value="1180" calcext:value-type="float">
            <text:p>1180</text:p>
          </table:table-cell>
          <table:table-cell table:number-columns-repeated="9"/>
        </table:table-row>
        <table:table-row table:style-name="ro1">
          <table:table-cell office:value-type="float" office:value="5072.1" calcext:value-type="float">
            <text:p>5072.1</text:p>
          </table:table-cell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float" office:value="6126.9" calcext:value-type="float">
            <text:p>6126.9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6820.4" calcext:value-type="float">
            <text:p>6820.4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1">
          <table:table-cell office:value-type="float" office:value="9162.5" calcext:value-type="float">
            <text:p>9162.5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float" office:value="9433.3" calcext:value-type="float">
            <text:p>9433.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float" office:value="1400" calcext:value-type="float">
            <text:p>1400</text:p>
          </table:table-cell>
          <table:table-cell table:number-columns-repeated="9"/>
        </table:table-row>
        <table:table-row table:style-name="ro1">
          <table:table-cell office:value-type="float" office:value="10316.6" calcext:value-type="float">
            <text:p>10316.6</text:p>
          </table:table-cell>
          <table:table-cell office:value-type="float" office:value="1420" calcext:value-type="float">
            <text:p>1420</text:p>
          </table:table-cell>
          <table:table-cell table:number-columns-repeated="9"/>
        </table:table-row>
      </table:table>
      <table:table table:name="DKC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ru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100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.4" calcext:value-type="float">
            <text:p>71.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8.8" calcext:value-type="float">
            <text:p>208.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1.1" calcext:value-type="float">
            <text:p>231.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56.5" calcext:value-type="float">
            <text:p>356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6.7" calcext:value-type="float">
            <text:p>286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24.5" calcext:value-type="float">
            <text:p>2224.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8.2" calcext:value-type="float">
            <text:p>178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03" calcext:value-type="float">
            <text:p>130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584.8" calcext:value-type="float">
            <text:p>1584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2" calcext:value-type="float">
            <text:p>218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100 e1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3" calcext:value-type="float">
            <text:p>18.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1.2" calcext:value-type="float">
            <text:p>611.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53.2" calcext:value-type="float">
            <text:p>3053.2</text:p>
          </table:table-cell>
          <table:table-cell table:number-columns-repeated="6"/>
        </table:table-row>
      </table:table>
      <table:table table:name="S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epth=100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0.1 d50 e1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61.8" calcext:value-type="float">
            <text:p>261.8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48.6" calcext:value-type="float">
            <text:p>648.6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143.7" calcext:value-type="float">
            <text:p>143.7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03.2" calcext:value-type="float">
            <text:p>703.2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8.4" calcext:value-type="float">
            <text:p>68.4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216.7" calcext:value-type="float">
            <text:p>216.7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182.3" calcext:value-type="float">
            <text:p>182.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361.9" calcext:value-type="float">
            <text:p>4361.9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76.6" calcext:value-type="float">
            <text:p>76.6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674.2" calcext:value-type="float">
            <text:p>674.2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1">
          <table:table-cell table:number-columns-repeated="3"/>
          <table:table-cell office:value-type="float" office:value="1217" calcext:value-type="float">
            <text:p>1217</text:p>
          </table:table-cell>
          <table:table-cell office:value-type="float" office:value="169.9" calcext:value-type="float">
            <text:p>169.9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1377.3" calcext:value-type="float">
            <text:p>1377.3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544.6" calcext:value-type="float">
            <text:p>544.6</text:p>
          </table:table-cell>
        </table:table-row>
        <table:table-row table:style-name="ro1">
          <table:table-cell table:number-columns-repeated="3"/>
          <table:table-cell office:value-type="float" office:value="1313" calcext:value-type="float">
            <text:p>1313</text:p>
          </table:table-cell>
          <table:table-cell office:value-type="float" office:value="515.7" calcext:value-type="float">
            <text:p>515.7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4063.4" calcext:value-type="float">
            <text:p>4063.4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576.7" calcext:value-type="float">
            <text:p>576.7</text:p>
          </table:table-cell>
        </table:table-row>
        <table:table-row table:style-name="ro1">
          <table:table-cell table:number-columns-repeated="6"/>
          <table:table-cell office:value-type="float" office:value="1318" calcext:value-type="float">
            <text:p>1318</text:p>
          </table:table-cell>
          <table:table-cell office:value-type="float" office:value="5397.4" calcext:value-type="float">
            <text:p>5397.4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752.4" calcext:value-type="float">
            <text:p>75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0:39:23.864220016</meta:creation-date>
    <dc:date>2019-06-06T21:15:38.676248929</dc:date>
    <meta:editing-duration>PT58M38S</meta:editing-duration>
    <meta:editing-cycles>1</meta:editing-cycles>
    <meta:document-statistic meta:table-count="3" meta:cell-count="320" meta:object-count="0"/>
    <meta:generator>LibreOffice/5.1.6.2$Linux_X86_64 LibreOffice_project/10m0$Build-2</meta:generator>
  </office:meta>
</office:document-meta>
</file>